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Standard">
      <style:paragraph-properties fo:margin-top="0cm" fo:margin-bottom="0.499cm" style:contextual-spacing="false"/>
      <style:text-properties officeooo:rsid="000c6fbd" officeooo:paragraph-rsid="000c6fb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s: https://www.hackerrank.com/challenges/beautiful-days-at-the-movies</text:p>
      <text:p text:style-name="P2"/>
      <text:p text:style-name="P2">Lily likes to play games with integers. She has created a new game where she determines the difference between a number and its reverse. For instance, given the number <text:bookmark text:name="MathJax-Element-1-Frame"/>, its reverse is <text:bookmark text:name="MathJax-Element-2-Frame"/>. Their difference is <text:bookmark text:name="MathJax-Element-3-Frame"/>. The number <text:bookmark text:name="MathJax-Element-4-Frame"/>reversed is <text:bookmark text:name="MathJax-Element-5-Frame"/>, and their difference is <text:bookmark text:name="MathJax-Element-6-Frame"/></text:p>
      <text:p text:style-name="Text_20_body">.</text:p>
      <text:p text:style-name="Text_20_body">She decides to apply her game to decision making. She will look at a numbered range of days and will only go to a movie on a <text:span text:style-name="Emphasis">beautiful day</text:span>.</text:p>
      <text:p text:style-name="Text_20_body">Given a range of numbered days, <text:bookmark text:name="MathJax-Element-7-Frame"/></text:p>
      <text:p text:style-name="Text_20_body"><text:bookmark text:name="MathJax-Element-7-Frame Copia 1"/><text:bookmark text:name="MathJax-Element-7-Frame Copia 2"/><text:bookmark text:name="MathJax-Element-7-Frame Copia 3"/><text:bookmark text:name="MathJax-Element-7-Frame Copia 4"/>and a number <text:bookmark text:name="MathJax-Element-8-Frame"/>, determine the number of days in the range that are <text:span text:style-name="Emphasis">beautiful</text:span>. Beautiful numbers are defined as numbers where <text:bookmark text:name="MathJax-Element-9-Frame"/>is evenly divisible by <text:bookmark text:name="MathJax-Element-10-Frame"/></text:p>
      <text:p text:style-name="Text_20_body">. If a day's value is a beautiful number, it is a beautiful day. Return the number of beautiful days in the range.</text:p>
      <text:p text:style-name="Text_20_body"><text:span text:style-name="Strong_20_Emphasis">Function Description</text:span> </text:p>
      <text:p text:style-name="Text_20_body">Complete the <text:span text:style-name="Emphasis">beautifulDays</text:span> function in the editor below. </text:p>
      <text:p text:style-name="Text_20_body">beautifulDays has the following parameter(s): </text:p>
      <text:list text:style-name="L1">
        <text:list-item>
          <text:p text:style-name="P6"><text:span text:style-name="Emphasis">int i:</text:span> the starting day number </text:p>
        </text:list-item>
        <text:list-item>
          <text:p text:style-name="P6"><text:span text:style-name="Emphasis">int j:</text:span> the ending day number </text:p>
        </text:list-item>
        <text:list-item>
          <text:p text:style-name="P5"><text:span text:style-name="Emphasis">int k:</text:span> the divisor </text:p>
        </text:list-item>
      </text:list>
      <text:p text:style-name="Text_20_body"><text:span text:style-name="Strong_20_Emphasis">Returns</text:span> </text:p>
      <text:list text:style-name="L2">
        <text:list-item>
          <text:p text:style-name="P7"><text:span text:style-name="Emphasis">int:</text:span> the number of beautiful days in the range </text:p>
        </text:list-item>
      </text:list>
      <text:p text:style-name="Text_20_body"><text:span text:style-name="Strong_20_Emphasis">Input Format</text:span></text:p>
      <text:p text:style-name="Text_20_body">A single line of three space-separated integers describing the respective values of <text:bookmark text:name="MathJax-Element-1-Frame Copia 1"/></text:p>
      <text:p text:style-name="Text_20_body">, <text:bookmark text:name="MathJax-Element-2-Frame Copia 1"/>, and <text:bookmark text:name="MathJax-Element-3-Frame Copia 1"/></text:p>
      <text:p text:style-name="Text_20_body">.</text:p>
      <text:p text:style-name="Text_20_body"><text:span text:style-name="Strong_20_Emphasis">Constraints</text:span></text:p>
      <text:list text:style-name="L3">
        <text:list-item>
          <text:p text:style-name="P8"><text:bookmark text:name="MathJax-Element-1-Frame Copia 2"/></text:p>
        </text:list-item>
      </text:list>
      <text:p text:style-name="Text_20_body"><text:bookmark text:name="MathJax-Element-2-Frame Copia 2"/><text:bookmark text:name="MathJax-Element-2-Frame Copia 3"/><text:bookmark text:name="MathJax-Element-2-Frame Copia 4"/><text:bookmark text:name="MathJax-Element-2-Frame Copia 5"/><text:bookmark text:name="MathJax-Element-2-Frame Copia 6"/><text:bookmark text:name="MathJax-Element-2-Frame Copia 7"/><text:bookmark text:name="MathJax-Element-2-Frame Copia 8"/><text:bookmark text:name="MathJax-Element-1-Frame Copia 3"/><text:bookmark text:name="MathJax-Element-1-Frame Copia 4"/><text:bookmark text:name="MathJax-Element-1-Frame Copia 5"/><text:bookmark text:name="MathJax-Element-1-Frame Copia 6"/><text:bookmark text:name="MathJax-Element-1-Frame Copia 7"/><text:bookmark text:name="MathJax-Element-1-Frame Copia 8"/><text:bookmark text:name="MathJax-Element-1-Frame Copia 9"/><text:bookmark text:name="MathJax-Element-1-Frame Copia 10"/><text:span text:style-name="Strong_20_Emphasis">Sample Input</text:span></text:p>
      <text:p text:style-name="P1"><text:span text:style-name="Source_20_Text">20 23 6</text:span></text:p>
      <text:p text:style-name="Text_20_body"><text:span text:style-name="Strong_20_Emphasis">Sample Output</text:span></text:p>
      <text:p text:style-name="P1"><text:span text:style-name="Source_20_Text">2</text:span></text:p>
      <text:p text:style-name="Text_20_body"><text:span text:style-name="Strong_20_Emphasis">Explanation</text:span></text:p>
      <text:p text:style-name="Text_20_body">Lily may go to the movies on days <text:bookmark text:name="MathJax-Element-1-Frame Copia 11"/></text:p>
      <text:p text:style-name="Text_20_body"><text:soft-page-break/>, <text:bookmark text:name="MathJax-Element-2-Frame Copia 9"/>, <text:bookmark text:name="MathJax-Element-3-Frame Copia 2"/>, and <text:bookmark text:name="MathJax-Element-4-Frame Copia 1"/></text:p>
      <text:p text:style-name="Text_20_body">. We perform the following calculations to determine which days are <text:span text:style-name="Emphasis">beautiful</text:span>:</text:p>
      <text:list text:style-name="L4">
        <text:list-item>
          <text:p text:style-name="P9">Day <text:bookmark text:name="MathJax-Element-5-Frame Copia 1"/></text:p>
        </text:list-item>
      </text:list>
      <text:p text:style-name="Text_20_body">is <text:span text:style-name="Emphasis">beautiful</text:span> because the following evaluates to a whole number: <text:bookmark text:name="MathJax-Element-6-Frame Copia 8"/><text:bookmark text:name="MathJax-Element-6-Frame Copia 7"/><text:bookmark text:name="MathJax-Element-6-Frame Copia 6"/><text:bookmark text:name="MathJax-Element-6-Frame Copia 5"/><text:bookmark text:name="MathJax-Element-6-Frame Copia 4"/><text:bookmark text:name="MathJax-Element-6-Frame Copia 3"/><text:bookmark text:name="MathJax-Element-6-Frame Copia 2"/><text:bookmark text:name="MathJax-Element-6-Frame Copia 1"/><text:bookmark text:name="MathJax-Element-6-Frame Copia 9"/>Day <text:bookmark text:name="MathJax-Element-7-Frame Copia 5"/>is <text:span text:style-name="Emphasis">not beautiful</text:span> because the following doesn't evaluate to a whole number: <text:bookmark text:name="MathJax-Element-8-Frame Copia 9"/><text:bookmark text:name="MathJax-Element-8-Frame Copia 8"/><text:bookmark text:name="MathJax-Element-8-Frame Copia 7"/><text:bookmark text:name="MathJax-Element-8-Frame Copia 6"/><text:bookmark text:name="MathJax-Element-8-Frame Copia 5"/><text:bookmark text:name="MathJax-Element-8-Frame Copia 4"/><text:bookmark text:name="MathJax-Element-8-Frame Copia 3"/><text:bookmark text:name="MathJax-Element-8-Frame Copia 2"/><text:bookmark text:name="MathJax-Element-8-Frame Copia 1"/>Day <text:bookmark text:name="MathJax-Element-9-Frame Copia 1"/>is <text:span text:style-name="Emphasis">beautiful</text:span> because the following evaluates to a whole number: <text:bookmark text:name="MathJax-Element-10-Frame Copia 1"/><text:bookmark text:name="MathJax-Element-10-Frame Copia 2"/><text:bookmark text:name="MathJax-Element-10-Frame Copia 3"/><text:bookmark text:name="MathJax-Element-10-Frame Copia 4"/><text:bookmark text:name="MathJax-Element-10-Frame Copia 5"/><text:bookmark text:name="MathJax-Element-10-Frame Copia 6"/><text:bookmark text:name="MathJax-Element-10-Frame Copia 7"/><text:bookmark text:name="MathJax-Element-10-Frame Copia 8"/><text:bookmark text:name="MathJax-Element-10-Frame Copia 9"/><text:bookmark text:name="MathJax-Element-10-Frame Copia 10"/>Day <text:bookmark text:name="MathJax-Element-11-Frame"/>is <text:span text:style-name="Emphasis">not beautiful</text:span> because the following doesn't evaluate to a whole number: <text:bookmark text:name="MathJax-Element-12-Frame"/>Only two days, <text:bookmark text:name="MathJax-Element-13-Frame"/>and <text:bookmark text:name="MathJax-Element-14-Frame"/>, in this interval are beautiful. Thus, we print <text:bookmark text:name="MathJax-Element-15-Frame"/>as our answe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21:59:13.098000000</meta:creation-date>
    <dc:date>2023-08-05T16:16:14.544000000</dc:date>
    <meta:editing-duration>PT3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1" meta:word-count="297" meta:character-count="1687" meta:non-whitespace-character-count="1409"/>
  </office:meta>
</office:document-meta>
</file>